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27_14-59-28_000.jpg</text:p>
          </table:table-cell>
          <table:table-cell table:style-name="ce22" office:value-type="string">
            <text:p>:m / daylog メモ / 2020-0228 / </text:p>
          </table:table-cell>
          <table:table-cell table:style-name="ce3"/>
          <table:table-cell table:style-name="ce3"/>
          <table:table-cell table:style-name="ce3"/>
          <table:table-cell table:style-name="ce32" table:formula="of:=IF([.E2]=&quot;&quot;;[.C2];CONCATENATE([.C2];&quot; / &quot;;[.E2]))" office:value-type="string" office:string-value=":m / daylog メモ / 2020-0228 / ">
            <text:p>:m / daylog メモ / 2020-0228 /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28_09-24-32_000.jpg</text:p>
          </table:table-cell>
          <table:table-cell table:style-name="ce22" office:value-type="string">
            <text:p>:m / daylog メモ / 2020-0218 / TEMPLATE</text:p>
          </table:table-cell>
          <table:table-cell table:style-name="ce3"/>
          <table:table-cell table:style-name="ce3"/>
          <table:table-cell table:style-name="ce3"/>
          <table:table-cell table:style-name="ce32" table:formula="of:=IF([.E3]=&quot;&quot;;[.C3];CONCATENATE([.C3];&quot; / &quot;;[.E3]))" office:value-type="string" office:string-value=":m / daylog メモ / 2020-0218 / TEMPLATE">
            <text:p>:m / daylog メモ / 2020-0218 / TEMPLAT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28_10-08-01_000.jpg</text:p>
          </table:table-cell>
          <table:table-cell table:style-name="ce22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 office:value-type="string">
            <text:p>N-35-35-28.35 E-139-34-49.54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28_11-09-05_000.jpg</text:p>
          </table:table-cell>
          <table:table-cell table:style-name="ce22" office:value-type="string">
            <text:p>:m 1*1 RES / 245 / 『人工光合成と有機系太陽電池』　日本化学会、編 / p.81</text:p>
          </table:table-cell>
          <table:table-cell table:style-name="ce23"/>
          <table:table-cell table:style-name="ce3"/>
          <table:table-cell table:style-name="ce3" office:value-type="string">
            <text:p>N-35-35-28.78 E-139-34-49.38</text:p>
          </table:table-cell>
          <table:table-cell table:style-name="ce32" table:formula="of:=IF([.E5]=&quot;&quot;;[.C5];CONCATENATE([.C5];&quot; / &quot;;[.E5]))" office:value-type="string" office:string-value=":m 1*1 RES / 245 / 『人工光合成と有機系太陽電池』　日本化学会、編 / p.81">
            <text:p>:m 1*1 RES / 245 / 『人工光合成と有機系太陽電池』　日本化学会、編 / p.8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28_11-37-02_000.jpg</text:p>
          </table:table-cell>
          <table:table-cell table:style-name="ce22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52 E-139-34-49.71</text:p>
          </table:table-cell>
          <table:table-cell table:style-name="ce32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28_13-52-19_000.jpg</text:p>
          </table:table-cell>
          <table:table-cell table:style-name="ce22" office:value-type="string">
            <text:p>:m 東和 PHOTO / 200229sa / 黄金町駅 / 愛知屋様伊勢佐木町 / １名 / 株式会社金子工業所（大和ハウス） / 資料</text:p>
          </table:table-cell>
          <table:table-cell table:style-name="ce14"/>
          <table:table-cell table:style-name="ce3"/>
          <table:table-cell table:style-name="ce3" office:value-type="string">
            <text:p>N-35-35-28.57 E-139-34-49.71</text:p>
          </table:table-cell>
          <table:table-cell table:style-name="ce32" table:formula="of:=IF([.E7]=&quot;&quot;;[.C7];CONCATENATE([.C7];&quot; / &quot;;[.E7]))" office:value-type="string" office:string-value=":m 東和 PHOTO / 200229sa / 黄金町駅 / 愛知屋様伊勢佐木町 / １名 / 株式会社金子工業所（大和ハウス） / 資料">
            <text:p>:m 東和 PHOTO / 200229sa / 黄金町駅 / 愛知屋様伊勢佐木町 / １名 / 株式会社金子工業所（大和ハウス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28_13-52-23_000.jpg</text:p>
          </table:table-cell>
          <table:table-cell table:style-name="ce22" office:value-type="string">
            <text:p>:m 東和 PHOTO / 200229sa / 黄金町駅 / 愛知屋様伊勢佐木町 / １名 / 株式会社金子工業所（大和ハウス） / 資料</text:p>
          </table:table-cell>
          <table:table-cell table:style-name="ce15"/>
          <table:table-cell table:style-name="ce3"/>
          <table:table-cell table:style-name="ce3" office:value-type="string">
            <text:p>N-35-35-28.48 E-139-34-49.65</text:p>
          </table:table-cell>
          <table:table-cell table:style-name="ce32" table:formula="of:=IF([.E8]=&quot;&quot;;[.C8];CONCATENATE([.C8];&quot; / &quot;;[.E8]))" office:value-type="string" office:string-value=":m 東和 PHOTO / 200229sa / 黄金町駅 / 愛知屋様伊勢佐木町 / １名 / 株式会社金子工業所（大和ハウス） / 資料">
            <text:p>:m 東和 PHOTO / 200229sa / 黄金町駅 / 愛知屋様伊勢佐木町 / １名 / 株式会社金子工業所（大和ハウス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28_13-54-14_000.jpg</text:p>
          </table:table-cell>
          <table:table-cell table:style-name="ce22" office:value-type="string">
            <text:p>:m 東和 PHOTO / 200229sa / 黄金町駅 / 愛知屋様伊勢佐木町 / １名 / 株式会社金子工業所（大和ハウス） / 資料</text:p>
          </table:table-cell>
          <table:table-cell table:style-name="ce15"/>
          <table:table-cell table:style-name="ce3"/>
          <table:table-cell table:style-name="ce3" office:value-type="string">
            <text:p>N-35-35-28.34 E-139-34-49.6</text:p>
          </table:table-cell>
          <table:table-cell table:style-name="ce32" table:formula="of:=IF([.E9]=&quot;&quot;;[.C9];CONCATENATE([.C9];&quot; / &quot;;[.E9]))" office:value-type="string" office:string-value=":m 東和 PHOTO / 200229sa / 黄金町駅 / 愛知屋様伊勢佐木町 / １名 / 株式会社金子工業所（大和ハウス） / 資料">
            <text:p>:m 東和 PHOTO / 200229sa / 黄金町駅 / 愛知屋様伊勢佐木町 / １名 / 株式会社金子工業所（大和ハウス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28_13-58-22_000.jpg</text:p>
          </table:table-cell>
          <table:table-cell table:style-name="ce22" office:value-type="string">
            <text:p>:m 東和 PHOTO / 200229sa / 黄金町駅 / 愛知屋様伊勢佐木町 / １名 / 株式会社金子工業所（大和ハウス） / 資料</text:p>
          </table:table-cell>
          <table:table-cell table:style-name="ce15"/>
          <table:table-cell table:style-name="ce3"/>
          <table:table-cell table:style-name="ce3" office:value-type="string">
            <text:p>N-35-35-28.16 E-139-34-49.54</text:p>
          </table:table-cell>
          <table:table-cell table:style-name="ce32" table:formula="of:=IF([.E10]=&quot;&quot;;[.C10];CONCATENATE([.C10];&quot; / &quot;;[.E10]))" office:value-type="string" office:string-value=":m 東和 PHOTO / 200229sa / 黄金町駅 / 愛知屋様伊勢佐木町 / １名 / 株式会社金子工業所（大和ハウス） / 資料">
            <text:p>:m 東和 PHOTO / 200229sa / 黄金町駅 / 愛知屋様伊勢佐木町 / １名 / 株式会社金子工業所（大和ハウス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28_13-59-02_000.jpg</text:p>
          </table:table-cell>
          <table:table-cell table:style-name="ce22" office:value-type="string">
            <text:p>:m 東和 PHOTO / 200229sa / 黄金町駅 / 愛知屋様伊勢佐木町 / １名 / 株式会社金子工業所（大和ハウス） / 資料</text:p>
          </table:table-cell>
          <table:table-cell table:style-name="ce16"/>
          <table:table-cell table:style-name="ce3"/>
          <table:table-cell table:style-name="ce3" office:value-type="string">
            <text:p>N-35-35-28.33 E-139-34-49.87</text:p>
          </table:table-cell>
          <table:table-cell table:style-name="ce32" table:formula="of:=IF([.E11]=&quot;&quot;;[.C11];CONCATENATE([.C11];&quot; / &quot;;[.E11]))" office:value-type="string" office:string-value=":m 東和 PHOTO / 200229sa / 黄金町駅 / 愛知屋様伊勢佐木町 / １名 / 株式会社金子工業所（大和ハウス） / 資料">
            <text:p>:m 東和 PHOTO / 200229sa / 黄金町駅 / 愛知屋様伊勢佐木町 / １名 / 株式会社金子工業所（大和ハウス） / 資料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28_13-59-43_000.jpg</text:p>
          </table:table-cell>
          <table:table-cell table:style-name="ce22" office:value-type="string">
            <text:p>:m 東和 PHOTO / 200229sa / 黄金町駅 / 愛知屋様伊勢佐木町 / １名 / 株式会社金子工業所（大和ハウス） / 資料</text:p>
          </table:table-cell>
          <table:table-cell table:style-name="ce17"/>
          <table:table-cell table:style-name="ce3"/>
          <table:table-cell table:style-name="ce3" office:value-type="string">
            <text:p>N-35-35-28.44 E-139-34-49.87</text:p>
          </table:table-cell>
          <table:table-cell table:style-name="ce32" table:formula="of:=IF([.E12]=&quot;&quot;;[.C12];CONCATENATE([.C12];&quot; / &quot;;[.E12]))" office:value-type="string" office:string-value=":m 東和 PHOTO / 200229sa / 黄金町駅 / 愛知屋様伊勢佐木町 / １名 / 株式会社金子工業所（大和ハウス） / 資料">
            <text:p>:m 東和 PHOTO / 200229sa / 黄金町駅 / 愛知屋様伊勢佐木町 / １名 / 株式会社金子工業所（大和ハウス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28_14-03-10_000.jpg</text:p>
          </table:table-cell>
          <table:table-cell table:style-name="ce22" office:value-type="string">
            <text:p>:m 東和 PHOTO / 200229sa / 黄金町駅 / 愛知屋様伊勢佐木町 / １名 / 株式会社金子工業所（大和ハウス） / 資料</text:p>
          </table:table-cell>
          <table:table-cell table:style-name="ce17"/>
          <table:table-cell table:style-name="ce3"/>
          <table:table-cell table:style-name="ce3" office:value-type="string">
            <text:p>N-35-35-28.75 E-139-34-49.71</text:p>
          </table:table-cell>
          <table:table-cell table:style-name="ce32" table:formula="of:=IF([.E13]=&quot;&quot;;[.C13];CONCATENATE([.C13];&quot; / &quot;;[.E13]))" office:value-type="string" office:string-value=":m 東和 PHOTO / 200229sa / 黄金町駅 / 愛知屋様伊勢佐木町 / １名 / 株式会社金子工業所（大和ハウス） / 資料">
            <text:p>:m 東和 PHOTO / 200229sa / 黄金町駅 / 愛知屋様伊勢佐木町 / １名 / 株式会社金子工業所（大和ハウス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28_14-34-37_000.jpg</text:p>
          </table:table-cell>
          <table:table-cell table:style-name="ce17" office:value-type="string">
            <text:p>:m 1-2*2 RES / 245 / 『貨幣理論』　マンデル / p.102</text:p>
          </table:table-cell>
          <table:table-cell table:style-name="ce23"/>
          <table:table-cell table:style-name="ce3"/>
          <table:table-cell table:style-name="ce3" office:value-type="string">
            <text:p>N-35-35-28.63 E-139-34-48.94</text:p>
          </table:table-cell>
          <table:table-cell table:style-name="ce32" table:formula="of:=IF([.E14]=&quot;&quot;;[.C14];CONCATENATE([.C14];&quot; / &quot;;[.E14]))" office:value-type="string" office:string-value=":m 1-2*2 RES / 245 / 『貨幣理論』　マンデル / p.102">
            <text:p>:m 1-2*2 RES / 245 / 『貨幣理論』　マンデル / p.10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2-28_17-17-31_000.jpg</text:p>
          </table:table-cell>
          <table:table-cell table:style-name="ce22" office:value-type="string">
            <text:p>:m 1*1 RES / 245 / 『人工光合成と有機系太陽電池』　日本化学会、編 / p.82</text:p>
          </table:table-cell>
          <table:table-cell table:style-name="ce15"/>
          <table:table-cell table:style-name="ce3"/>
          <table:table-cell table:style-name="ce3" office:value-type="string">
            <text:p>N-35-35-28.01 E-139-34-49.98</text:p>
          </table:table-cell>
          <table:table-cell table:style-name="ce32" table:formula="of:=IF([.E15]=&quot;&quot;;[.C15];CONCATENATE([.C15];&quot; / &quot;;[.E15]))" office:value-type="string" office:string-value=":m 1*1 RES / 245 / 『人工光合成と有機系太陽電池』　日本化学会、編 / p.82">
            <text:p>:m 1*1 RES / 245 / 『人工光合成と有機系太陽電池』　日本化学会、編 / p.8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2-28_18-20-50_000.jpg</text:p>
          </table:table-cell>
          <table:table-cell table:style-name="ce6" office:value-type="string">
            <text:p>:m music / log / gt / memos-eigen / st-1 / p.7 || s.1:k.A,table,patt-3(2) || s.2:k.A,table</text:p>
          </table:table-cell>
          <table:table-cell table:style-name="ce15"/>
          <table:table-cell table:style-name="ce3"/>
          <table:table-cell table:style-name="ce3" office:value-type="string">
            <text:p>N-35-35-28.6 E-139-34-49.71</text:p>
          </table:table-cell>
          <table:table-cell table:style-name="ce32" table:formula="of:=IF([.E16]=&quot;&quot;;[.C16];CONCATENATE([.C16];&quot; / &quot;;[.E16]))" office:value-type="string" office:string-value=":m music / log / gt / memos-eigen / st-1 / p.7 || s.1:k.A,table,patt-3(2) || s.2:k.A,table">
            <text:p>:m music / log / gt / memos-eigen / st-1 / p.7 || s.1:k.A,table,patt-3(2) || s.2:k.A,tabl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2-28_18-52-00_000.jpg</text:p>
          </table:table-cell>
          <table:table-cell table:style-name="ce6" office:value-type="string">
            <text:p>:m music / log / gt / || s.1:prev=fs-1,rev,prev=fs-1,-,t.60,-,-,- || s.2:f-88,rev,cake-id=39732,ch.B,score+,t.70,k.F#,-,-</text:p>
          </table:table-cell>
          <table:table-cell table:style-name="ce16"/>
          <table:table-cell table:style-name="ce3"/>
          <table:table-cell table:style-name="ce3" office:value-type="string">
            <text:p>N-35-35-28.61 E-139-34-49.6</text:p>
          </table:table-cell>
          <table:table-cell table:style-name="ce32" table:formula="of:=IF([.E17]=&quot;&quot;;[.C17];CONCATENATE([.C17];&quot; / &quot;;[.E17]))" office:value-type="string" office:string-value=":m music / log / gt / || s.1:prev=fs-1,rev,prev=fs-1,-,t.60,-,-,- || s.2:f-88,rev,cake-id=39732,ch.B,score+,t.70,k.F#,-,-">
            <text:p>:m music / log / gt / || s.1:prev=fs-1,rev,prev=fs-1,-,t.60,-,-,- || s.2:f-88,rev,cake-id=39732,ch.B,score+,t.70,k.F#,-,-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2-28_19-16-02_000.jpg</text:p>
          </table:table-cell>
          <table:table-cell table:style-name="ce6" office:value-type="string">
            <text:p>:VIDEO / @自宅 / メモ / 筋トレ / ゴムひも / やったこと</text:p>
          </table:table-cell>
          <table:table-cell table:style-name="ce17"/>
          <table:table-cell table:style-name="ce3"/>
          <table:table-cell table:style-name="ce3" office:value-type="string">
            <text:p>N-35-35-28.74 E-139-34-49.6</text:p>
          </table:table-cell>
          <table:table-cell table:style-name="ce32" table:formula="of:=IF([.E18]=&quot;&quot;;[.C18];CONCATENATE([.C18];&quot; / &quot;;[.E18]))" office:value-type="string" office:string-value=":VIDEO / @自宅 / メモ / 筋トレ / ゴムひも / やったこと">
            <text:p>:VIDEO / @自宅 / メモ / 筋トレ / ゴムひも / やったこと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2-28_20-50-56_000.jpg</text:p>
          </table:table-cell>
          <table:table-cell table:style-name="ce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7.74 E-139-34-49.93</text:p>
          </table:table-cell>
          <table:table-cell table:style-name="ce32" table:formula="of:=IF([.E19]=&quot;&quot;;[.C19];CONCATENATE([.C19];&quot; / &quot;;[.E19]))" office:value-type="string" office:string-value=":m 食べた物">
            <text:p>:m 食べた物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2-28_22-34-24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81 E-139-34-49.82</text:p>
          </table:table-cell>
          <table:table-cell table:style-name="ce32" table:formula="of:=IF([.E20]=&quot;&quot;;[.C20];CONCATENATE([.C20];&quot; / &quot;;[.E20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2-29_04-56-08_000.jpg</text:p>
          </table:table-cell>
          <table:table-cell table:style-name="ce6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85 E-139-34-49.22</text:p>
          </table:table-cell>
          <table:table-cell table:style-name="ce32" table:formula="of:=IF([.E21]=&quot;&quot;;[.C21];CONCATENATE([.C21];&quot; / &quot;;[.E21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2-29_05-28-13_000.jpg</text:p>
          </table:table-cell>
          <table:table-cell table:style-name="ce16" office:value-type="string">
            <text:p>:m 東和 PHOTO / 200229sa / 黄金町駅 / 愛知屋様伊勢佐木町 / １名 / 株式会社金子工業所（大和ハウス） / 出発時間 / N-35-35-28.37 E-139-34-49.82</text:p>
          </table:table-cell>
          <table:table-cell table:style-name="ce17"/>
          <table:table-cell table:style-name="ce3" table:formula="of:=[.F22]" office:value-type="string" office:string-value="N-35-35-28.37 E-139-34-49.82">
            <text:p>N-35-35-28.37 E-139-34-49.82</text:p>
          </table:table-cell>
          <table:table-cell table:style-name="ce3" office:value-type="string">
            <text:p>N-35-35-28.37 E-139-34-49.82</text:p>
          </table:table-cell>
          <table:table-cell table:style-name="ce32" table:formula="of:=IF([.E22]=&quot;&quot;;[.C22];CONCATENATE([.C22];&quot; / &quot;;[.E22]))" office:value-type="string" office:string-value=":m 東和 PHOTO / 200229sa / 黄金町駅 / 愛知屋様伊勢佐木町 / １名 / 株式会社金子工業所（大和ハウス） / 出発時間 / N-35-35-28.37 E-139-34-49.82 / N-35-35-28.37 E-139-34-49.82">
            <text:p>:m 東和 PHOTO / 200229sa / 黄金町駅 / 愛知屋様伊勢佐木町 / １名 / 株式会社金子工業所（大和ハウス） / 出発時間 / N-35-35-28.37 E-139-34-49.82 / N-35-35-28.37 E-139-34-49.8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2-29_07-01-13_000.jpg</text:p>
          </table:table-cell>
          <table:table-cell table:style-name="ce16" office:value-type="string">
            <text:p>:m 東和 PHOTO / 200229sa / 黄金町駅 / 愛知屋様伊勢佐木町 / １名 / 株式会社金子工業所（大和ハウス） / 現場状況 / N-35-26-15.58 E-139-37-20.94</text:p>
          </table:table-cell>
          <table:table-cell table:style-name="ce14"/>
          <table:table-cell table:style-name="ce3" table:formula="of:=[.F23]" office:value-type="string" office:string-value="N-35-26-15.58 E-139-37-20.94">
            <text:p>N-35-26-15.58 E-139-37-20.94</text:p>
          </table:table-cell>
          <table:table-cell table:style-name="ce3" office:value-type="string">
            <text:p>N-35-26-15.58 E-139-37-20.94</text:p>
          </table:table-cell>
          <table:table-cell table:style-name="ce32" table:formula="of:=IF([.E23]=&quot;&quot;;[.C23];CONCATENATE([.C23];&quot; / &quot;;[.E23]))" office:value-type="string" office:string-value=":m 東和 PHOTO / 200229sa / 黄金町駅 / 愛知屋様伊勢佐木町 / １名 / 株式会社金子工業所（大和ハウス） / 現場状況 / N-35-26-15.58 E-139-37-20.94 / N-35-26-15.58 E-139-37-20.94">
            <text:p>:m 東和 PHOTO / 200229sa / 黄金町駅 / 愛知屋様伊勢佐木町 / １名 / 株式会社金子工業所（大和ハウス） / 現場状況 / N-35-26-15.58 E-139-37-20.94 / N-35-26-15.58 E-139-37-20.9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2-29_07-01-15_000.jpg</text:p>
          </table:table-cell>
          <table:table-cell table:style-name="ce16" office:value-type="string">
            <text:p>:m 東和 PHOTO / 200229sa / 黄金町駅 / 愛知屋様伊勢佐木町 / １名 / 株式会社金子工業所（大和ハウス） / 現場状況 / N-35-26-15.58 E-139-37-20.94</text:p>
          </table:table-cell>
          <table:table-cell table:style-name="ce3"/>
          <table:table-cell table:style-name="ce3" table:formula="of:=[.F24]" office:value-type="string" office:string-value="N-35-26-15.58 E-139-37-20.94">
            <text:p>N-35-26-15.58 E-139-37-20.94</text:p>
          </table:table-cell>
          <table:table-cell table:style-name="ce3" office:value-type="string">
            <text:p>N-35-26-15.58 E-139-37-20.94</text:p>
          </table:table-cell>
          <table:table-cell table:style-name="ce32" table:formula="of:=IF([.E24]=&quot;&quot;;[.C24];CONCATENATE([.C24];&quot; / &quot;;[.E24]))" office:value-type="string" office:string-value=":m 東和 PHOTO / 200229sa / 黄金町駅 / 愛知屋様伊勢佐木町 / １名 / 株式会社金子工業所（大和ハウス） / 現場状況 / N-35-26-15.58 E-139-37-20.94 / N-35-26-15.58 E-139-37-20.94">
            <text:p>:m 東和 PHOTO / 200229sa / 黄金町駅 / 愛知屋様伊勢佐木町 / １名 / 株式会社金子工業所（大和ハウス） / 現場状況 / N-35-26-15.58 E-139-37-20.94 / N-35-26-15.58 E-139-37-20.9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2-29_07-01-26_000.jpg</text:p>
          </table:table-cell>
          <table:table-cell table:style-name="ce16" office:value-type="string">
            <text:p>:m 東和 PHOTO / 200229sa / 黄金町駅 / 愛知屋様伊勢佐木町 / １名 / 株式会社金子工業所（大和ハウス） / 現場状況 / N-35-26-15.23 E-139-37-20.83</text:p>
          </table:table-cell>
          <table:table-cell table:style-name="ce3"/>
          <table:table-cell table:style-name="ce3" table:formula="of:=[.F25]" office:value-type="string" office:string-value="N-35-26-15.23 E-139-37-20.83">
            <text:p>N-35-26-15.23 E-139-37-20.83</text:p>
          </table:table-cell>
          <table:table-cell table:style-name="ce3" office:value-type="string">
            <text:p>N-35-26-15.23 E-139-37-20.83</text:p>
          </table:table-cell>
          <table:table-cell table:style-name="ce32" table:formula="of:=IF([.E25]=&quot;&quot;;[.C25];CONCATENATE([.C25];&quot; / &quot;;[.E25]))" office:value-type="string" office:string-value=":m 東和 PHOTO / 200229sa / 黄金町駅 / 愛知屋様伊勢佐木町 / １名 / 株式会社金子工業所（大和ハウス） / 現場状況 / N-35-26-15.23 E-139-37-20.83 / N-35-26-15.23 E-139-37-20.83">
            <text:p>:m 東和 PHOTO / 200229sa / 黄金町駅 / 愛知屋様伊勢佐木町 / １名 / 株式会社金子工業所（大和ハウス） / 現場状況 / N-35-26-15.23 E-139-37-20.83 / N-35-26-15.23 E-139-37-20.8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2-29_07-01-41_000.jpg</text:p>
          </table:table-cell>
          <table:table-cell table:style-name="ce16" office:value-type="string">
            <text:p>:m 東和 PHOTO / 200229sa / 黄金町駅 / 愛知屋様伊勢佐木町 / １名 / 株式会社金子工業所（大和ハウス） / 現場状況 / N-35-26-15.27 E-139-37-20.83</text:p>
          </table:table-cell>
          <table:table-cell table:style-name="ce3"/>
          <table:table-cell table:style-name="ce3" table:formula="of:=[.F26]" office:value-type="string" office:string-value="N-35-26-15.27 E-139-37-20.83">
            <text:p>N-35-26-15.27 E-139-37-20.83</text:p>
          </table:table-cell>
          <table:table-cell table:style-name="ce3" office:value-type="string">
            <text:p>N-35-26-15.27 E-139-37-20.83</text:p>
          </table:table-cell>
          <table:table-cell table:style-name="ce32" table:formula="of:=IF([.E26]=&quot;&quot;;[.C26];CONCATENATE([.C26];&quot; / &quot;;[.E26]))" office:value-type="string" office:string-value=":m 東和 PHOTO / 200229sa / 黄金町駅 / 愛知屋様伊勢佐木町 / １名 / 株式会社金子工業所（大和ハウス） / 現場状況 / N-35-26-15.27 E-139-37-20.83 / N-35-26-15.27 E-139-37-20.83">
            <text:p>:m 東和 PHOTO / 200229sa / 黄金町駅 / 愛知屋様伊勢佐木町 / １名 / 株式会社金子工業所（大和ハウス） / 現場状況 / N-35-26-15.27 E-139-37-20.83 / N-35-26-15.27 E-139-37-20.8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2-29_07-02-37_000.jpg</text:p>
          </table:table-cell>
          <table:table-cell table:style-name="ce16" office:value-type="string">
            <text:p>:m 東和 PHOTO / 200229sa / 黄金町駅 / 愛知屋様伊勢佐木町 / １名 / 株式会社金子工業所（大和ハウス） / 現場状況 / N-35-26-14.74 E-139-37-20.88</text:p>
          </table:table-cell>
          <table:table-cell table:style-name="ce31"/>
          <table:table-cell table:style-name="ce3" table:formula="of:=[.F27]" office:value-type="string" office:string-value="N-35-26-14.74 E-139-37-20.88">
            <text:p>N-35-26-14.74 E-139-37-20.88</text:p>
          </table:table-cell>
          <table:table-cell table:style-name="ce3" office:value-type="string">
            <text:p>N-35-26-14.74 E-139-37-20.88</text:p>
          </table:table-cell>
          <table:table-cell table:style-name="ce32" table:formula="of:=IF([.E27]=&quot;&quot;;[.C27];CONCATENATE([.C27];&quot; / &quot;;[.E27]))" office:value-type="string" office:string-value=":m 東和 PHOTO / 200229sa / 黄金町駅 / 愛知屋様伊勢佐木町 / １名 / 株式会社金子工業所（大和ハウス） / 現場状況 / N-35-26-14.74 E-139-37-20.88 / N-35-26-14.74 E-139-37-20.88">
            <text:p>:m 東和 PHOTO / 200229sa / 黄金町駅 / 愛知屋様伊勢佐木町 / １名 / 株式会社金子工業所（大和ハウス） / 現場状況 / N-35-26-14.74 E-139-37-20.88 / N-35-26-14.74 E-139-37-20.88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2-29_08-36-46_001.png</text:p>
          </table:table-cell>
          <table:table-cell table:style-name="ce22" office:value-type="string">
            <text:p>-*</text:p>
          </table:table-cell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2-29_17-00-57_000.jpg</text:p>
          </table:table-cell>
          <table:table-cell table:style-name="ce16" office:value-type="string">
            <text:p>:m 東和 PHOTO / 200229sa / 黄金町駅 / 愛知屋様伊勢佐木町 / １名 / 株式会社金子工業所（大和ハウス） / 現場状況：詰所 / N-35-26-16.11 E-139-37-20.39</text:p>
          </table:table-cell>
          <table:table-cell table:style-name="ce23"/>
          <table:table-cell table:style-name="ce3" table:formula="of:=[.F29]" office:value-type="string" office:string-value="N-35-26-16.11 E-139-37-20.39">
            <text:p>N-35-26-16.11 E-139-37-20.39</text:p>
          </table:table-cell>
          <table:table-cell table:style-name="ce3" office:value-type="string">
            <text:p>N-35-26-16.11 E-139-37-20.39</text:p>
          </table:table-cell>
          <table:table-cell table:style-name="ce32" table:formula="of:=IF([.E29]=&quot;&quot;;[.C29];CONCATENATE([.C29];&quot; / &quot;;[.E29]))" office:value-type="string" office:string-value=":m 東和 PHOTO / 200229sa / 黄金町駅 / 愛知屋様伊勢佐木町 / １名 / 株式会社金子工業所（大和ハウス） / 現場状況：詰所 / N-35-26-16.11 E-139-37-20.39 / N-35-26-16.11 E-139-37-20.39">
            <text:p>:m 東和 PHOTO / 200229sa / 黄金町駅 / 愛知屋様伊勢佐木町 / １名 / 株式会社金子工業所（大和ハウス） / 現場状況：詰所 / N-35-26-16.11 E-139-37-20.39 / N-35-26-16.11 E-139-37-20.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20-02-29_17-01-02_000.jpg</text:p>
          </table:table-cell>
          <table:table-cell table:style-name="ce16" office:value-type="string">
            <text:p>:m 東和 PHOTO / 200229sa / 黄金町駅 / 愛知屋様伊勢佐木町 / １名 / 株式会社金子工業所（大和ハウス） / 現場状況：詰所 / N-35-26-15.76 E-139-37-21.32</text:p>
          </table:table-cell>
          <table:table-cell table:style-name="ce15"/>
          <table:table-cell table:style-name="ce3" table:formula="of:=[.F30]" office:value-type="string" office:string-value="N-35-26-15.76 E-139-37-21.32">
            <text:p>N-35-26-15.76 E-139-37-21.32</text:p>
          </table:table-cell>
          <table:table-cell table:style-name="ce3" office:value-type="string">
            <text:p>N-35-26-15.76 E-139-37-21.32</text:p>
          </table:table-cell>
          <table:table-cell table:style-name="ce32" table:formula="of:=IF([.E30]=&quot;&quot;;[.C30];CONCATENATE([.C30];&quot; / &quot;;[.E30]))" office:value-type="string" office:string-value=":m 東和 PHOTO / 200229sa / 黄金町駅 / 愛知屋様伊勢佐木町 / １名 / 株式会社金子工業所（大和ハウス） / 現場状況：詰所 / N-35-26-15.76 E-139-37-21.32 / N-35-26-15.76 E-139-37-21.32">
            <text:p>:m 東和 PHOTO / 200229sa / 黄金町駅 / 愛知屋様伊勢佐木町 / １名 / 株式会社金子工業所（大和ハウス） / 現場状況：詰所 / N-35-26-15.76 E-139-37-21.32 / N-35-26-15.76 E-139-37-21.3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20-02-29_21-14-22_000.jpg</text:p>
          </table:table-cell>
          <table:table-cell table:style-name="ce6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49 E-139-34-49.32</text:p>
          </table:table-cell>
          <table:table-cell table:style-name="ce32" table:formula="of:=IF([.E31]=&quot;&quot;;[.C31];CONCATENATE([.C31];&quot; / &quot;;[.E31]))" office:value-type="string" office:string-value=":m 食べた物">
            <text:p>:m 食べた物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20-03-01_00-12-40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29 E-139-34-49.38</text:p>
          </table:table-cell>
          <table:table-cell table:style-name="ce32" table:formula="of:=IF([.E32]=&quot;&quot;;[.C32];CONCATENATE([.C32];&quot; / &quot;;[.E32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20-03-01_06-57-16_000.jpg</text:p>
          </table:table-cell>
          <table:table-cell table:style-name="ce16" office:value-type="string">
            <text:p>:m 東和 PHOTO / 200229sa / 黄金町駅 / 愛知屋様伊勢佐木町 / １名 / 株式会社金子工業所（大和ハウス） / 日報 / N-35-35-29.37 E-139-34-49.32</text:p>
          </table:table-cell>
          <table:table-cell table:style-name="ce3"/>
          <table:table-cell table:style-name="ce3" table:formula="of:=[.F33]" office:value-type="string" office:string-value="N-35-35-29.37 E-139-34-49.32">
            <text:p>N-35-35-29.37 E-139-34-49.32</text:p>
          </table:table-cell>
          <table:table-cell table:style-name="ce3" office:value-type="string">
            <text:p>N-35-35-29.37 E-139-34-49.32</text:p>
          </table:table-cell>
          <table:table-cell table:style-name="ce32" table:formula="of:=IF([.E33]=&quot;&quot;;[.C33];CONCATENATE([.C33];&quot; / &quot;;[.E33]))" office:value-type="string" office:string-value=":m 東和 PHOTO / 200229sa / 黄金町駅 / 愛知屋様伊勢佐木町 / １名 / 株式会社金子工業所（大和ハウス） / 日報 / N-35-35-29.37 E-139-34-49.32 / N-35-35-29.37 E-139-34-49.32">
            <text:p>:m 東和 PHOTO / 200229sa / 黄金町駅 / 愛知屋様伊勢佐木町 / １名 / 株式会社金子工業所（大和ハウス） / 日報 / N-35-35-29.37 E-139-34-49.32 / N-35-35-29.37 E-139-34-49.3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07_18-28-24_000.m4a</text:p>
          </table:table-cell>
          <table:table-cell table:style-name="ce17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2-09_07-34-21_000.m4a</text:p>
          </table:table-cell>
          <table:table-cell table:style-name="ce17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10_00-09-21_000.m4a</text:p>
          </table:table-cell>
          <table:table-cell table:style-name="ce17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10_00-40-32_000.m4a</text:p>
          </table:table-cell>
          <table:table-cell table:style-name="ce17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10_08-32-50_000.m4a</text:p>
          </table:table-cell>
          <table:table-cell table:style-name="ce17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11_06-41-18_000.m4a</text:p>
          </table:table-cell>
          <table:table-cell table:style-name="ce6" office:value-type="string">
            <text:p>:VOICE-MEMO / @自宅 / diary / 記録 / 机の上、配置を変えた</text:p>
          </table:table-cell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string" office:string-value=":VOICE-MEMO / @自宅 / diary / 記録 / 机の上、配置を変えた">
            <text:p>:VOICE-MEMO / @自宅 / diary / 記録 / 机の上、配置を変えた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/03/01</text:date>, <text:time>09:2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01T09:28:40</dc:date>
    <dc:creator>iwabuchi ken</dc:creator>
    <meta:editing-duration>P18DT1M51S</meta:editing-duration>
    <meta:editing-cycles>7163</meta:editing-cycles>
    <meta:document-statistic meta:table-count="1" meta:cell-count="820" meta:object-count="0"/>
  </office:meta>
</office:document-meta>
</file>